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4bdcb"/>
    </style:style>
    <style:style style:name="P2" style:family="paragraph" style:parent-style-name="Standard">
      <style:paragraph-properties fo:text-align="justify" style:justify-single-word="false"/>
      <style:text-properties officeooo:rsid="0019061e" officeooo:paragraph-rsid="0019061e"/>
    </style:style>
    <style:style style:name="P3" style:family="paragraph" style:parent-style-name="Standard">
      <style:paragraph-properties fo:text-align="justify" style:justify-single-word="false"/>
      <style:text-properties officeooo:rsid="0019061e" officeooo:paragraph-rsid="001c1e32"/>
    </style:style>
    <style:style style:name="P4" style:family="paragraph" style:parent-style-name="Standard">
      <style:paragraph-properties fo:text-align="justify" style:justify-single-word="false"/>
      <style:text-properties officeooo:rsid="0019061e" officeooo:paragraph-rsid="00211c78"/>
    </style:style>
    <style:style style:name="P5" style:family="paragraph" style:parent-style-name="Standard">
      <style:paragraph-properties fo:text-align="justify" style:justify-single-word="false"/>
      <style:text-properties officeooo:rsid="001c1e32" officeooo:paragraph-rsid="001c1e32"/>
    </style:style>
    <style:style style:name="P6" style:family="paragraph" style:parent-style-name="Standard">
      <style:paragraph-properties fo:text-align="justify" style:justify-single-word="false"/>
      <style:text-properties officeooo:rsid="001cc8b2" officeooo:paragraph-rsid="001cc8b2"/>
    </style:style>
    <style:style style:name="P7" style:family="paragraph" style:parent-style-name="Standard">
      <style:paragraph-properties fo:text-align="justify" style:justify-single-word="false"/>
      <style:text-properties officeooo:rsid="001e1f90" officeooo:paragraph-rsid="001e1f90"/>
    </style:style>
    <style:style style:name="P8" style:family="paragraph" style:parent-style-name="Standard">
      <style:paragraph-properties fo:text-align="justify" style:justify-single-word="false"/>
      <style:text-properties officeooo:rsid="001f7d3d" officeooo:paragraph-rsid="001f7d3d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rsid="0019061e" officeooo:paragraph-rsid="0019061e"/>
    </style:style>
    <style:style style:name="P11" style:family="paragraph" style:parent-style-name="Standard">
      <style:paragraph-properties fo:text-align="justify" style:justify-single-word="false"/>
      <style:text-properties officeooo:rsid="0019061e" officeooo:paragraph-rsid="0028aa35"/>
    </style:style>
    <style:style style:name="T1" style:family="text">
      <style:text-properties fo:color="#0000ff" officeooo:rsid="0014bdcb"/>
    </style:style>
    <style:style style:name="T2" style:family="text">
      <style:text-properties fo:color="#0000ff" fo:font-style="normal" style:font-style-asian="normal" style:font-style-complex="normal"/>
    </style:style>
    <style:style style:name="T3" style:family="text">
      <style:text-properties fo:color="#0000ff" officeooo:rsid="001aed0c"/>
    </style:style>
    <style:style style:name="T4" style:family="text">
      <style:text-properties fo:color="#0000ff" officeooo:rsid="0018b7ef"/>
    </style:style>
    <style:style style:name="T5" style:family="text">
      <style:text-properties fo:color="#0000ff" officeooo:rsid="00272995"/>
    </style:style>
    <style:style style:name="T6" style:family="text">
      <style:text-properties fo:color="#0000ff" officeooo:rsid="0028aa35"/>
    </style:style>
    <style:style style:name="T7" style:family="text">
      <style:text-properties fo:color="#0000ff" fo:font-style="italic" officeooo:rsid="001aed0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14bdcb"/>
    </style:style>
    <style:style style:name="T10" style:family="text">
      <style:text-properties officeooo:rsid="0014e17a"/>
    </style:style>
    <style:style style:name="T11" style:family="text">
      <style:text-properties officeooo:rsid="0015f5d7"/>
    </style:style>
    <style:style style:name="T12" style:family="text">
      <style:text-properties officeooo:rsid="00164ff3"/>
    </style:style>
    <style:style style:name="T13" style:family="text">
      <style:text-properties officeooo:rsid="0017e727"/>
    </style:style>
    <style:style style:name="T14" style:family="text">
      <style:text-properties officeooo:rsid="0018b7ef"/>
    </style:style>
    <style:style style:name="T15" style:family="text">
      <style:text-properties officeooo:rsid="001aed0c"/>
    </style:style>
    <style:style style:name="T16" style:family="text">
      <style:text-properties officeooo:rsid="001c1e32"/>
    </style:style>
    <style:style style:name="T17" style:family="text">
      <style:text-properties officeooo:rsid="001cc8b2"/>
    </style:style>
    <style:style style:name="T18" style:family="text">
      <style:text-properties officeooo:rsid="00211c78"/>
    </style:style>
    <style:style style:name="T19" style:family="text">
      <style:text-properties officeooo:rsid="00217882"/>
    </style:style>
    <style:style style:name="T20" style:family="text">
      <style:text-properties officeooo:rsid="00231efc"/>
    </style:style>
    <style:style style:name="T21" style:family="text">
      <style:text-properties officeooo:rsid="002415a6"/>
    </style:style>
    <style:style style:name="T22" style:family="text">
      <style:text-properties officeooo:rsid="0025bec9"/>
    </style:style>
    <style:style style:name="T23" style:family="text">
      <style:text-properties officeooo:rsid="0028aa35"/>
    </style:style>
    <style:style style:name="T24" style:family="text">
      <style:text-properties officeooo:rsid="0029f1f0"/>
    </style:style>
    <style:style style:name="T25" style:family="text">
      <style:text-properties fo:font-style="italic" officeooo:rsid="001aed0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еобходимость постановки <text:span text:style-name="T2">эксперимента</text:span><text:span text:style-name="T8"> </text:span>над системой возникает постоянно и в самых различных в сферах деятельности, будь то физические процессы, экономические системы и т.д.<text:span text:style-name="T9"> Однако провести </text:span><text:span text:style-name="T1">опыт</text:span><text:span text:style-name="T9"> над реальной системой не всегда предоставляется возможным и в таких случаях </text:span><text:span text:style-name="T1">помогает </text:span><text:span text:style-name="T9">моделирование: строится модель системы и опыт </text:span><text:span text:style-name="T1">ставится</text:span><text:span text:style-name="T9"> уже над моделью </text:span><text:span text:style-name="T1">данной</text:span><text:span text:style-name="T9"> системы. </text:span><text:span text:style-name="T10">Но моделирование невозможно без инструмента визуализации, </text:span><text:span text:style-name="T11">позволяющего </text:span><text:span text:style-name="T12">работать с результатами </text:span><text:span text:style-name="T13">смоделированного </text:span><text:span text:style-name="T12">эксперимента.</text:span></text:p>
      <text:p text:style-name="P9"><text:span text:style-name="T11">Цель данной работы заключается в разработке системы визуализации, </text:span><text:span text:style-name="T21">исполнения и отладки</text:span><text:span text:style-name="T11">, удовлетворяющей требованиям открытости,</text:span><text:span text:style-name="T13"> интерактивности, гибкости </text:span><text:span text:style-name="T22">и</text:span><text:span text:style-name="T13"> модульности для работы с клеточно-автоматными моделями. </text:span><text:span text:style-name="T23">Основными являются подсистема визуализаци</text:span><text:span text:style-name="T24">и</text:span><text:span text:style-name="T23">, необходимая при изучении модели, и подсистема взаимодействия с кластером, обеспечивающая прозрачность удалённого исполнения для пользователя, способной обрабатывать огромные объёмы данных при </text:span><text:span text:style-name="T6">счёте</text:span><text:span text:style-name="T23"> больших моделей. </text:span><text:span text:style-name="T14">Существует </text:span>немало <text:span text:style-name="T14">различных систем визуализации, однако ни одна из них в полной мере не удовлетворяем всем предъявляемым к ней требованиям. </text:span><text:span text:style-name="T7">Планируется </text:span><text:span text:style-name="T25">создание </text:span><text:span text:style-name="T7">открытой </text:span><text:span text:style-name="T25">системы и проведение нескольких экспериментов.</text:span></text:p>
      <text:p text:style-name="P4"><text:span text:style-name="T20">С</text:span><text:span text:style-name="T18">проектирована архитектура приложения, </text:span><text:span text:style-name="T19">реализованы </text:span><text:span text:style-name="T18">такой-то и такой-то режимы. </text:span><text:span text:style-name="T20">На данный момент в разработке находится подсистема взаимодействия с кластером.</text:span></text:p>
      <text:p text:style-name="P2"/>
      <text:p text:style-name="P11"><text:span text:style-name="T23">===</text:span></text:p>
      <text:p text:style-name="P2"/>
      <text:p text:style-name="P5">Среда визуального исполнения, отладки, изучения модели.</text:p>
      <text:p text:style-name="P5">Для построения и изучения существенным является визуализация данных.</text:p>
      <text:p text:style-name="P3"><text:span text:style-name="T16">Для исполнения разрабатывается и реализуется подсистема взаимодействия с кластером, она обеспечивает прозрачность удалённого исполнения (иллюзия локальности </text:span><text:span text:style-name="T17">исполнения модели</text:span><text:span text:style-name="T16">).</text:span></text:p>
      <text:p text:style-name="P6">Работа с проектами.</text:p>
      <text:p text:style-name="P6"/>
      <text:p text:style-name="P7">Модели больших размеров, огромные объёмы данных, исполнение на кластерах.</text:p>
      <text:p text:style-name="P7"/>
      <text:p text:style-name="P8">Архитектура спроектирована, реализуется подсистема взаимодейтвия с кластером, такие-то режимы сделан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9:11:41</meta:creation-date>
    <meta:generator>LibreOffice/3.6$Linux_X86_64 LibreOffice_project/360m1$Build-2</meta:generator>
    <dc:date>2013-02-19T09:51:28</dc:date>
    <meta:editing-duration>PT7H13M6S</meta:editing-duration>
    <meta:editing-cycles>18</meta:editing-cycles>
    <meta:document-statistic meta:table-count="0" meta:image-count="0" meta:object-count="0" meta:page-count="1" meta:paragraph-count="10" meta:word-count="213" meta:character-count="1830" meta:non-whitespace-character-count="1627"/>
  </office:meta>
</office:document-meta>
</file>